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05cm" draw:marker-end-width="0.05cm" draw:fill="none" draw:fill-color="#ffffff" draw:auto-grow-height="true" draw:auto-grow-width="false" fo:max-height="0cm" fo:min-height="0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1cm" svg:stroke-color="#000000" draw:marker-start-width="0.05cm" draw:marker-end-width="0.05cm" draw:fill="none" draw:fill-color="#ffffff" draw:auto-grow-height="true" draw:auto-grow-width="false" fo:max-height="0cm" fo:min-height="0.904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1cm" svg:stroke-color="#000000" draw:marker-start-width="0.05cm" draw:marker-end-width="0.05cm" draw:fill="none" draw:fill-color="#ffffff" draw:auto-grow-height="true" draw:auto-grow-width="false" fo:max-height="0cm" fo:min-height="0.404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1cm" svg:stroke-color="#000000" draw:marker-start-width="0.05cm" draw:marker-end-width="0.05cm" draw:fill="none" draw:fill-color="#ffffff" draw:auto-grow-height="true" draw:auto-grow-width="false" fo:max-height="0cm" fo:min-height="0.704cm" fo:padding-top="0.025cm" fo:padding-bottom="0.025cm" fo:padding-left="0.15cm" fo:padding-right="0.15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5cm" svg:height="0.754cm" svg:x="3.4cm" svg:y="1.2cm">
          <draw:text-box>
            <text:p>NamedObject</text:p>
          </draw:text-box>
        </draw:frame>
        <draw:frame draw:style-name="gr1" draw:layer="layout" svg:width="5cm" svg:height="0.754cm" svg:x="10.4cm" svg:y="1.246cm">
          <draw:text-box>
            <text:p>TypedObject</text:p>
          </draw:text-box>
        </draw:frame>
        <draw:frame draw:style-name="gr2" draw:layer="layout" svg:width="8cm" svg:height="0.954cm" svg:x="17cm" svg:y="1.2cm">
          <draw:text-box>
            <text:p>ParamsDictObject</text:p>
          </draw:text-box>
        </draw:frame>
        <draw:frame draw:style-name="gr3" draw:layer="layout" svg:width="5cm" svg:height="0.754cm" svg:x="10.4cm" svg:y="3.446cm">
          <draw:text-box>
            <text:p>AccNode</text:p>
          </draw:text-box>
        </draw:frame>
        <draw:frame draw:style-name="gr4" draw:layer="layout" svg:width="9.6cm" svg:height="0.754cm" svg:x="10.2cm" svg:y="5.8cm">
          <draw:text-box>
            <text:p>AccNodeBunchTracker</text:p>
          </draw:text-box>
        </draw:frame>
        <draw:frame draw:style-name="gr1" draw:layer="layout" svg:width="5cm" svg:height="0.754cm" svg:x="10.6cm" svg:y="8.446cm">
          <draw:text-box>
            <text:p>BaseLinacNode</text:p>
          </draw:text-box>
        </draw:frame>
        <draw:frame draw:style-name="gr4" draw:layer="layout" svg:width="6.4cm" svg:height="0.754cm" svg:x="10.8cm" svg:y="11.046cm">
          <draw:text-box>
            <text:p>AbstractRF_Gap</text:p>
          </draw:text-box>
        </draw:frame>
        <draw:frame draw:style-name="gr4" draw:layer="layout" svg:width="6.8cm" svg:height="0.754cm" svg:x="5cm" svg:y="14.4cm">
          <draw:text-box>
            <text:p>BaseRF_Gap</text:p>
          </draw:text-box>
        </draw:frame>
        <draw:line draw:style-name="gr5" draw:text-style-name="P1" draw:layer="layout" svg:x1="13cm" svg:y1="3.446cm" svg:x2="13cm" svg:y2="2cm">
          <text:p/>
        </draw:line>
        <draw:line draw:style-name="gr5" draw:text-style-name="P1" draw:layer="layout" svg:x1="13cm" svg:y1="3.446cm" svg:x2="19.2cm" svg:y2="2.154cm">
          <text:p/>
        </draw:line>
        <draw:line draw:style-name="gr5" draw:text-style-name="P1" draw:layer="layout" svg:x1="13cm" svg:y1="3.446cm" svg:x2="7cm" svg:y2="1.954cm">
          <text:p/>
        </draw:line>
        <draw:line draw:style-name="gr5" draw:text-style-name="P1" draw:layer="layout" svg:x1="12.8cm" svg:y1="5.8cm" svg:x2="12.8cm" svg:y2="4.2cm">
          <text:p/>
        </draw:line>
        <draw:line draw:style-name="gr5" draw:text-style-name="P1" draw:layer="layout" svg:x1="12.8cm" svg:y1="8.446cm" svg:x2="12.8cm" svg:y2="6.554cm">
          <text:p/>
        </draw:line>
        <draw:line draw:style-name="gr5" draw:text-style-name="P1" draw:layer="layout" svg:x1="12.8cm" svg:y1="11.046cm" svg:x2="12.8cm" svg:y2="9.2cm">
          <text:p/>
        </draw:line>
        <draw:line draw:style-name="gr5" draw:text-style-name="P1" draw:layer="layout" svg:x1="9.4cm" svg:y1="14.4cm" svg:x2="12.8cm" svg:y2="11.8cm">
          <text:p/>
        </draw:line>
        <draw:frame draw:style-name="gr4" draw:layer="layout" svg:width="6.8cm" svg:height="0.754cm" svg:x="17cm" svg:y="14.446cm">
          <draw:text-box>
            <text:p>AxisFieldRF_Gap</text:p>
          </draw:text-box>
        </draw:frame>
        <draw:line draw:style-name="gr5" draw:text-style-name="P1" draw:layer="layout" svg:x1="20cm" svg:y1="14.446cm" svg:x2="15.8cm" svg:y2="11.8cm">
          <text:p/>
        </draw:line>
        <draw:frame draw:style-name="gr4" draw:text-style-name="P2" draw:layer="layout" svg:width="16.2cm" svg:height="0.754cm" svg:x="6.2cm" svg:y="16.846cm">
          <draw:text-box>
            <text:p text:style-name="P2"><text:span text:style-name="T1">from linac import BaseRfGap, MatrixRfGap, RfGapTTF, RfGapThreePointTTF</text:span></text:p>
          </draw:text-box>
        </draw:frame>
        <draw:frame draw:style-name="gr6" draw:layer="layout" svg:width="1.984cm" svg:height="0.954cm" svg:x="4cm" svg:y="16.8cm">
          <draw:text-box>
            <text:p>CPP: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-Dieter Klotz</meta:initial-creator>
    <meta:creation-date>2019-01-29T14:53:41.202896000</meta:creation-date>
    <meta:editing-duration>PT15M47S</meta:editing-duration>
    <meta:editing-cycles>3</meta:editing-cycles>
    <dc:date>2019-01-29T15:09:24.236584000</dc:date>
    <dc:creator>Wolf-Dieter Klotz</dc:creator>
    <meta:generator>LibreOffice/4.3.7.2$MacOSX_x86 LibreOffice_project/8a35821d8636a03b8bf4e15b48f59794652c68ba</meta:generator>
    <meta:document-statistic meta:object-count="42"/>
  </office:meta>
</office:document-meta>
</file>